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F56E456BCC58285C.jpg" manifest:media-type="image/jpeg"/>
  <manifest:file-entry manifest:full-path="Pictures/100000000000078000000438633D20EE9DD2E3BB.jpg" manifest:media-type="image/jpeg"/>
  <manifest:file-entry manifest:full-path="Pictures/100000000000078000000438B7AAAED876B5E89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808cm, 0cm, 1.15cm, 23.263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795cm, 0cm, 1.15cm, 23.262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796cm, 0cm, 1.15cm, 23.263cm)" draw:image-opacity="100%" style:mirror="none"/>
    </style:style>
    <style:style style:name="gr4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317cm" fo:min-width="0.067cm"/>
    </style:style>
    <style:style style:name="gr5" style:family="graphic" style:parent-style-name="standard">
      <style:graphic-properties svg:stroke-width="0.02cm" svg:stroke-color="#000000" draw:marker-start-width="0.275cm" draw:marker-end-width="0.275cm" draw:fill-color="#ffffff" draw:textarea-horizontal-align="justify" draw:textarea-vertical-align="middle" draw:auto-grow-height="false" fo:min-height="0.226cm" fo:min-width="0cm" fo:padding-top="0.135cm" fo:padding-bottom="0.135cm" fo:padding-left="0.26cm" fo:padding-right="0.26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9pt" style:font-size-asian="18pt" style:font-size-complex="18pt"/>
    </style:style>
    <style:style style:name="T1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036cm" svg:height="3.008cm" svg:x="4.088cm" svg:y="-0.008cm">
          <draw:image xlink:href="Pictures/100000000000078000000438B7AAAED876B5E89B.jpg" xlink:type="simple" xlink:show="embed" xlink:actuate="onLoad">
            <text:p/>
          </draw:image>
        </draw:frame>
        <draw:frame draw:style-name="gr2" draw:text-style-name="P1" draw:layer="layout" svg:width="4.035cm" svg:height="3.009cm" svg:x="0cm" svg:y="-0.009cm">
          <draw:image xlink:href="Pictures/100000000000078000000438F56E456BCC58285C.jpg" xlink:type="simple" xlink:show="embed" xlink:actuate="onLoad">
            <text:p/>
          </draw:image>
        </draw:frame>
        <draw:frame draw:style-name="gr3" draw:text-style-name="P1" draw:layer="layout" svg:width="4.035cm" svg:height="3.009cm" svg:x="8.165cm" svg:y="-0.009cm">
          <draw:image xlink:href="Pictures/100000000000078000000438633D20EE9DD2E3BB.jpg" xlink:type="simple" xlink:show="embed" xlink:actuate="onLoad">
            <text:p/>
          </draw:image>
        </draw:frame>
        <draw:custom-shape draw:style-name="gr4" draw:text-style-name="P2" draw:layer="layout" svg:width="0.801cm" svg:height="0.801cm" svg:x="3.652cm" svg:y="1.052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7cm" svg:height="0.7cm" svg:x="3.7cm" svg:y="1.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801cm" svg:height="0.801cm" svg:x="7.752cm" svg:y="1.052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7cm" svg:height="0.7cm" svg:x="7.8cm" svg:y="1.1cm">
          <text:p text:style-name="P1">=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5cm" svg:height="0.5cm" svg:x="0cm" svg:y="2.5cm">
          <text:p text:style-name="P1"><text:span text:style-name="T1">a)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0.5cm" svg:x="4.076cm" svg:y="2.5cm">
          <text:p text:style-name="P1"><text:span text:style-name="T1">b)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0.5cm" svg:x="8.148cm" svg:y="2.5cm">
          <text:p text:style-name="P1"><text:span text:style-name="T1">c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2cm" fo:page-height="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5T19:39:54.943513870</meta:creation-date>
    <dc:date>2020-03-15T19:46:53.824759118</dc:date>
    <meta:editing-duration>PT6M59S</meta:editing-duration>
    <meta:editing-cycles>1</meta:editing-cycles>
    <meta:document-statistic meta:object-count="10"/>
    <meta:generator>LibreOffice/5.1.6.2$Linux_X86_64 LibreOffice_project/10m0$Build-2</meta:generator>
  </office:meta>
</office:document-meta>
</file>